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C3B6BABCB882C56B.png" manifest:media-type="image/png"/>
  <manifest:file-entry manifest:full-path="Pictures/100002010000007600000029ABF5F7A91F7A9EF9.png" manifest:media-type="image/png"/>
  <manifest:file-entry manifest:full-path="Pictures/1000020100000320000000F3C7CE4509E0B408E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 fo:break-before="auto" fo:break-after="auto"/>
    </style:style>
    <style:style style:name="P5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 fo:break-before="auto" fo:break-after="auto"/>
    </style:style>
    <style:style style:name="P6" style:family="paragraph" style:parent-style-name="Standard" style:list-style-name="WWNum1">
      <style:paragraph-properties fo:margin-left="0.5in" fo:margin-right="0.0626in" fo:margin-top="0in" fo:margin-bottom="0.0626in" loext:contextual-spacing="false" fo:text-align="justify" style:justify-single-word="false" fo:text-indent="-0.25in" style:auto-text-indent="false" fo:break-before="auto" fo:break-after="auto"/>
    </style:style>
    <style:style style:name="P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8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in" fo:margin-right="0.0626in" fo:text-align="justify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5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0" style:family="text">
      <style:text-properties fo:color="#1155cc"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083in" svg:height="0.2083in" draw:z-index="0"><draw:image xlink:href="Pictures/100002010000020000000200C3B6BABCB882C56B.png" xlink:type="simple" xlink:show="embed" xlink:actuate="onLoad" loext:mime-type="image/png"/></draw:frame><text:span text:style-name="T1"><text:s/></text:span><text:span text:style-name="T3">Legislación FP DUAL</text:span></text:p>
      <text:p text:style-name="P1"><draw:rect text:anchor-type="as-char" style:rel-width="100%" draw:z-index="1" draw:style-name="gr1" draw:text-style-name="P16" svg:width="0.0012in" svg:height="0.0213in"><text:p/></draw:rect></text:p>
      <text:list xml:id="list3173136841" text:style-name="WWNum1">
        <text:list-item>
          <text:p text:style-name="P3"><text:span text:style-name="T9">Orden 2/2014, de 13 de gener, de la Conselleria d'Educació, Cultura i Esport, per la qual es regulen determinats aspectes de l'ordenació de la Formació Professional Dual del sistema educatiu en la Comunitat Valenciana. (DOCV Núm. 7194 del 17/01/2014)</text:span></text:p>
        </text:list-item>
        <text:list-item>
          <text:p text:style-name="P4"><text:span text:style-name="T9">Decret 74/2013, de 14 de juny, del Consell, per el qual es regula la Formació Professional Dual del sistema educatiu en la Comunitat Valenciana. (DOCV Núm. 7048 del 18/06/2013)</text:span></text:p>
        </text:list-item>
        <text:list-item>
          <text:p text:style-name="P5"><text:span text:style-name="T9">Reial Decret 1529/2012, de 8 de novembre per el qual es desenvolupen el contracte per a la formació i l'aprenentatge i s'estableixen les bases de la formació professional dual. (BOE Núm. 270 del 09/11/2012)</text:span></text:p>
        </text:list-item>
      </text:list>
      <text:p text:style-name="P7"><draw:frame draw:style-name="fr1" draw:name="Image1" text:anchor-type="as-char" svg:width="0.2083in" svg:height="0.2083in" draw:z-index="0"><draw:image xlink:href="Pictures/100002010000020000000200C3B6BABCB882C56B.png" xlink:type="simple" xlink:show="embed" xlink:actuate="onLoad" loext:mime-type="image/png"/></draw:frame><text:span text:style-name="T1"><text:s/></text:span><text:span text:style-name="T3">Enlaces interesantes FP Dual</text:span></text:p>
      <text:p text:style-name="P8"><draw:rect text:anchor-type="as-char" style:rel-width="100%" draw:z-index="2" draw:style-name="gr1" draw:text-style-name="P16" svg:width="0.0012in" svg:height="0.0213in"><text:p/></draw:rect></text:p>
      <text:list xml:id="list61645706717638" text:continue-numbering="true" text:style-name="WWNum1">
        <text:list-item>
          <text:p text:style-name="P3"><text:span text:style-name="T9">Web FP Dual Comunidad Valenciana: </text:span><text:a xlink:type="simple" xlink:href="https://mestreacasa.gva.es/web/fpdual/" text:style-name="ListLabel_20_10" text:visited-style-name="ListLabel_20_10"><text:span text:style-name="T10">https://mestreacasa.gva.es/web/fpdual/</text:span></text:a><text:span text:style-name="T9"> </text:span></text:p>
        </text:list-item>
        <text:list-item>
          <text:p text:style-name="P4"><text:span text:style-name="T9">Díptico FP Dual: </text:span><text:a xlink:type="simple" xlink:href="https://mestreacasa.gva.es/c/document_library/get_file?folderId=500010146288&amp;name=DLFE-491191.pdf" text:style-name="ListLabel_20_10" text:visited-style-name="ListLabel_20_10"><text:span text:style-name="T10">https://mestreacasa.gva.es/c/document_library/get_file?folderId=500010146288&amp;name=DLFE-491191.pdf</text:span></text:a></text:p>
        </text:list-item>
        <text:list-item>
          <text:p text:style-name="P6"><text:span text:style-name="T9">FAQ FP Dual: </text:span><text:a xlink:type="simple" xlink:href="https://mestreacasa.gva.es/web/fpdual/faq" text:style-name="ListLabel_20_10" text:visited-style-name="ListLabel_20_10"><text:span text:style-name="T10">https://mestreacasa.gva.es/web/fpdual/faq</text:span></text:a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6846in" svg:height="0.2083in" draw:z-index="3"><draw:image xlink:href="Pictures/1000020100000320000000F3C7CE4509E0B408EE.png" xlink:type="simple" xlink:show="embed" xlink:actuate="onLoad" loext:mime-type="image/png"/></draw:frame><text:span text:style-name="MT1"><text:s/>Resumen sobre FP Dual</text:span><draw:frame draw:style-name="Mfr2" draw:name="image1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urso 2021/22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12" meta:word-count="140" meta:character-count="991" meta:non-whitespace-character-count="863"/>
    <meta:generator>LibreOfficeDev/6.0.5.2$Linux_X86_64 LibreOffice_project/</meta:generator>
  </office:meta>
</office:document-meta>
</file>